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Lucida Console', 'Liberation Mono', 'DejaVu Sans Mono', 'Bitstream Vera Sans Mono', 'Courier New',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7177" officeooo:paragraph-rsid="000e7177"/>
    </style:style>
    <style:style style:name="P2" style:family="paragraph" style:parent-style-name="Text_20_body">
      <style:text-properties officeooo:rsid="001067f2" officeooo:paragraph-rsid="001067f2"/>
    </style:style>
    <style:style style:name="P3" style:family="paragraph" style:parent-style-name="Text_20_body">
      <style:text-properties fo:font-variant="normal" fo:text-transform="none" fo:color="#969896" style:font-name="Consolas" fo:font-size="9.75pt" fo:letter-spacing="normal" fo:font-style="normal" fo:font-weight="normal" officeooo:rsid="001067f2" officeooo:paragraph-rsid="001067f2"/>
    </style:style>
    <style:style style:name="P4" style:family="paragraph" style:parent-style-name="Text_20_body" style:list-style-name="L1">
      <loext:graphic-properties draw:fill="solid" draw:fill-color="#ffffff" draw:opacity="100%"/>
      <style:paragraph-properties fo:margin-top="0cm" fo:margin-bottom="0cm" loext:contextual-spacing="false" fo:orphans="2" fo:widows="2" fo:background-color="#ffffff"/>
      <style:text-properties fo:font-variant="normal" fo:text-transform="none" fo:color="#969896" style:font-name="Consolas" fo:font-size="9.75pt" fo:letter-spacing="normal" fo:font-style="normal" fo:font-weight="normal"/>
    </style:style>
    <style:style style:name="P5" style:family="paragraph" style:parent-style-name="Text_20_body" style:list-style-name="L1">
      <loext:graphic-properties draw:fill="solid" draw:fill-color="#ffffff" draw:opacity="100%"/>
      <style:paragraph-properties fo:margin-top="0cm" fo:margin-bottom="0cm" loext:contextual-spacing="false" fo:orphans="2" fo:widows="2" fo:background-color="#ffffff"/>
      <style:text-properties fo:font-variant="normal" fo:text-transform="none" fo:color="#333333" fo:letter-spacing="normal"/>
    </style:style>
    <style:style style:name="P6" style:family="paragraph" style:parent-style-name="Text_20_body" style:list-style-name="L1">
      <loext:graphic-properties draw:fill="solid" draw:fill-color="#ffffff" draw:opacity="100%"/>
      <style:paragraph-properties fo:margin-top="0cm" fo:margin-bottom="0cm" loext:contextual-spacing="false" fo:orphans="2" fo:widows="2" fo:background-color="#ffffff"/>
      <style:text-properties fo:font-variant="normal" fo:text-transform="none" fo:color="#333333" style:font-name="Consolas" fo:font-size="9.75pt" fo:letter-spacing="normal" fo:font-style="normal" fo:font-weight="normal"/>
    </style:style>
    <style:style style:name="P7" style:family="paragraph" style:parent-style-name="Heading_20_1">
      <style:text-properties officeooo:rsid="001067f2" officeooo:paragraph-rsid="001067f2"/>
    </style:style>
    <style:style style:name="P8" style:family="paragraph" style:parent-style-name="Heading_20_2">
      <style:text-properties officeooo:rsid="0011a3dd" officeooo:paragraph-rsid="0011a3dd"/>
    </style:style>
    <style:style style:name="T1" style:family="text">
      <style:text-properties fo:color="#0086b3"/>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aigh ar ais as an fharraige installation and setup</text:p>
      <text:p text:style-name="P1">This installation runs on two Raspberry Pis. One runs a program on a touchscreen monitor that shows different phrases related to landcape. The other plays video files depending on which word is selected. These videos are layered over a painting, and the work is exhibited as a free-standing installation.</text:p>
      <text:p text:style-name="P1"/>
      <text:p text:style-name="P1">The artwork was exhibited at Rye Creative Centre, Rye, England in March 2018, and restaged at Rathfarnham Castle, Dublin in November/December 2019.</text:p>
      <text:p text:style-name="P1"/>
      <text:p text:style-name="P1">This document outlines the setup and settings for the Raspberry Pis so that they can be set up again should there be any failing in the program. The program code is stored online at <text:a xlink:type="simple" xlink:href="http://www.github.com/ephemeralfuture/faaaaf" text:style-name="Internet_20_link" text:visited-style-name="Visited_20_Internet_20_Link">www.github.com/ephemeralfuture/faaaaf</text:a></text:p>
      <text:p text:style-name="P1"/>
      <text:h text:style-name="P7" text:outline-level="1">Setup for Raspberry Pi 1: faaaaf_touch</text:h>
      <text:p text:style-name="P2">The first Raspberry Pi is run on a 7” Makibes touchscreen controller via HDMI connection. This requires setup to make sure the image correctly fits the screen. The setup is as follows for the 7” touchscreen display:</text:p>
      <text:h text:style-name="P8" text:outline-level="2">Touchscreen Display setup</text:h>
      <text:p text:style-name="P2">From: <text:a xlink:type="simple" xlink:href="https://learn.adafruit.com/adafruit-5-800x480-tft-hdmi-monitor-touchscreen-backpack/raspberry-pi-config" text:style-name="Internet_20_link" text:visited-style-name="Visited_20_Internet_20_Link">https://learn.adafruit.com/adafruit-5-800x480-tft-hdmi-monitor-touchscreen-backpack/raspberry-pi-config</text:a></text:p>
      <text:p text:style-name="P2">Some changes need to be made in the config.txt file, accessed with sudo nano boot/config.txt</text:p>
      <text:p text:style-name="P2">The following lines are as they need to appear to set up the screen correctly.</text:p>
      <text:p text:style-name="P3"># uncomment if you get no picture on HDMI for a default "safe" mode</text:p>
      <text:list xml:id="list2285703832" text:style-name="L1">
        <text:list-item>
          <text:p text:style-name="P4">#hdmi_safe=1</text:p>
        </text:list-item>
        <text:list-item>
          <text:p text:style-name="P5"> </text:p>
        </text:list-item>
        <text:list-item>
          <text:p text:style-name="P4"># uncomment this if your display has a black border of unused pixels visible</text:p>
        </text:list-item>
        <text:list-item>
          <text:p text:style-name="P4"># and your display can output without overscan</text:p>
        </text:list-item>
        <text:list-item>
          <text:p text:style-name="P4">#disable_overscan=1</text:p>
        </text:list-item>
        <text:list-item>
          <text:p text:style-name="P5"> </text:p>
        </text:list-item>
        <text:list-item>
          <text:p text:style-name="P4"># uncomment the following to adjust overscan. Use positive numbers if console</text:p>
        </text:list-item>
        <text:list-item>
          <text:p text:style-name="P4"># goes off screen, and negative if there is too much border</text:p>
        </text:list-item>
        <text:list-item>
          <text:p text:style-name="P4">#overscan_left=16</text:p>
        </text:list-item>
        <text:list-item>
          <text:p text:style-name="P4">#overscan_right=16</text:p>
        </text:list-item>
        <text:list-item>
          <text:p text:style-name="P4">#overscan_top=16</text:p>
        </text:list-item>
        <text:list-item>
          <text:p text:style-name="P4">#overscan_bottom=16</text:p>
        </text:list-item>
        <text:list-item>
          <text:p text:style-name="P5"> </text:p>
        </text:list-item>
        <text:list-item>
          <text:p text:style-name="P4"># uncomment to force a console size. By default it will be display's size minus</text:p>
        </text:list-item>
        <text:list-item>
          <text:p text:style-name="P4"># overscan.</text:p>
        </text:list-item>
        <text:list-item>
          <text:p text:style-name="P4">#framebuffer_width=1280</text:p>
        </text:list-item>
        <text:list-item>
          <text:p text:style-name="P4">#framebuffer_height=720</text:p>
        </text:list-item>
        <text:list-item>
          <text:p text:style-name="P5"> </text:p>
        </text:list-item>
        <text:list-item>
          <text:p text:style-name="P4"># uncomment if hdmi display is not detected and composite is being output</text:p>
        </text:list-item>
        <text:list-item>
          <text:p text:style-name="P6">hdmi_force_hotplug=<text:span text:style-name="T1">1</text:span></text:p>
        </text:list-item>
        <text:list-item>
          <text:p text:style-name="P5"><text:soft-page-break/> </text:p>
        </text:list-item>
        <text:list-item>
          <text:p text:style-name="P4"># uncomment to force a specific HDMI mode (here we are forcing 800x480!)</text:p>
        </text:list-item>
        <text:list-item>
          <text:p text:style-name="P6">hdmi_group=<text:span text:style-name="T1">2</text:span></text:p>
        </text:list-item>
        <text:list-item>
          <text:p text:style-name="P6">hdmi_mode=<text:span text:style-name="T1">87</text:span></text:p>
        </text:list-item>
        <text:list-item>
          <text:p text:style-name="P6">hdmi_cvt=<text:span text:style-name="T1">800</text:span> <text:span text:style-name="T1">480</text:span> <text:span text:style-name="T1">60</text:span> <text:span text:style-name="T1">6</text:span> <text:span text:style-name="T1">0</text:span> <text:span text:style-name="T1">0</text:span> <text:span text:style-name="T1">0</text:span></text:p>
        </text:list-item>
        <text:list-item>
          <text:p text:style-name="P6">hdmi_drive=<text:span text:style-name="T1">1</text:span></text:p>
        </text:list-item>
        <text:list-item>
          <text:p text:style-name="P5"> </text:p>
        </text:list-item>
        <text:list-item>
          <text:p text:style-name="P6">max_usb_current=<text:span text:style-name="T1">1</text:span></text:p>
        </text:list-item>
        <text:list-item>
          <text:p text:style-name="P4"># uncomment to force a HDMI mode rather than DVI. This can make audio work in</text:p>
        </text:list-item>
        <text:list-item>
          <text:p text:style-name="P4"># DMT (computer monitor) modes</text:p>
        </text:list-item>
        <text:list-item>
          <text:p text:style-name="P4">#hdmi_drive=2</text:p>
        </text:list-item>
        <text:list-item>
          <text:p text:style-name="P5"> </text:p>
        </text:list-item>
        <text:list-item>
          <text:p text:style-name="P4"># uncomment to increase signal to HDMI, if you have interference, blanking, or</text:p>
        </text:list-item>
        <text:list-item>
          <text:p text:style-name="P4"># no display</text:p>
        </text:list-item>
        <text:list-item>
          <text:p text:style-name="P4">#config_hdmi_boost=4</text:p>
        </text:list-item>
        <text:list-item>
          <text:p text:style-name="P5"> </text:p>
        </text:list-item>
        <text:list-item>
          <text:p text:style-name="P4"># uncomment for composite PAL</text:p>
        </text:list-item>
        <text:list-item>
          <text:p text:style-name="P4">#sdtv_mode=2</text:p>
        </text:list-item>
        <text:list-item>
          <text:p text:style-name="P5"> </text:p>
        </text:list-item>
        <text:list-item>
          <text:p text:style-name="P4">#uncomment to overclock the arm. 700 MHz is the default.</text:p>
        </text:list-item>
        <text:list-item>
          <text:p text:style-name="P4">#arm_freq=800</text:p>
        </text:list-item>
        <text:list-item>
          <text:p text:style-name="P5"> </text:p>
        </text:list-item>
        <text:list-item>
          <text:p text:style-name="P4"># for more options see http://elinux.org/RPi_config.txt</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Lucida Console', 'Liberation Mono', 'DejaVu Sans Mono', 'Bitstream Vera Sans Mono', 'Courier New',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9T17:46:42.182208222</meta:creation-date>
    <dc:date>2019-10-29T17:55:40.754753855</dc:date>
    <meta:editing-duration>PT9M11S</meta:editing-duration>
    <meta:editing-cycles>3</meta:editing-cycles>
    <meta:generator>LibreOffice/6.1.5.2$Linux_ARM_EABI LibreOffice_project/10$Build-2</meta:generator>
    <meta:document-statistic meta:table-count="0" meta:image-count="0" meta:object-count="0" meta:page-count="2" meta:paragraph-count="54" meta:word-count="421" meta:character-count="2610" meta:non-whitespace-character-count="2266"/>
  </office:meta>
</office:document-meta>
</file>